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0.5pt" style:font-size-asian="10.5pt" style:font-size-complex="10.5pt"/>
    </style:style>
    <style:style style:name="P2" style:family="paragraph" style:parent-style-name="Text_20_body">
      <style:text-properties fo:font-size="10.5pt" style:font-size-asian="10.5pt" style:font-size-complex="10.5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weight="bold" style:font-weight-asian="bold"/>
    </style:style>
    <style:style style:name="T3" style:family="text">
      <style:text-properties fo:color="#7f0055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Monospace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fo:font-weight="bold" style:font-size-asian="10pt" style:font-weight-asian="bold"/>
    </style:style>
    <style:style style:name="T8" style:family="text">
      <style:text-properties fo:color="#000000" style:font-name="Monospace" fo:font-weight="bold" style:font-weight-asian="bold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2a00ff"/>
    </style:style>
    <style:style style:name="T11" style:family="text">
      <style:text-properties fo:color="#2a00ff" style:font-name="Monospace"/>
    </style:style>
    <style:style style:name="T12" style:family="text">
      <style:text-properties fo:color="#2a00ff" style:font-name="Monospace" fo:font-size="10pt" style:font-size-asian="10pt"/>
    </style:style>
    <style:style style:name="T13" style:family="text">
      <style:text-properties fo:color="#3f7f5f"/>
    </style:style>
    <style:style style:name="T14" style:family="text">
      <style:text-properties fo:color="#3f7f5f" style:font-name="Monospace"/>
    </style:style>
    <style:style style:name="T15" style:family="text">
      <style:text-properties fo:color="#3f7f5f" style:font-name="Monospace" fo:font-size="10pt" style:font-size-asian="10pt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style:font-name="Liberation Serif"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<text:span text:style-name="T16">Exceptions</text:span></text:span></text:p>
      <text:p text:style-name="P2"/>
      <text:p text:style-name="P2"/>
      <text:p text:style-name="Text_20_body"><text:span text:style-name="Strong_20_Emphasis"><text:span text:style-name="T16">Assert</text:span></text:span></text:p>
      <text:p text:style-name="P2">Using a conditional statement to detect a violated assumption, along with printing an error message and terminating the program, is such a common response to problems that C++ provides a shortcut method for doing this. This shortcut is called an assert.</text:p>
      <text:p text:style-name="Standard"><text:span text:style-name="T16">An </text:span><text:span text:style-name="Strong_20_Emphasis"><text:span text:style-name="T16">assert statement</text:span></text:span><text:span text:style-name="T16"> is a preprocessor macro that evaluates a conditional expression. If the conditional expression is true, the assert statement does nothing. If the conditional expression evaluates to false, an error message is displayed and the program is terminated. </text:span></text:p>
      <text:p text:style-name="P1"><text:span text:style-name="T3">#include</text:span><text:span text:style-name="T4"> </text:span><text:span text:style-name="T10">&lt;iostream&gt;</text:span></text:p>
      <text:p text:style-name="P1"><text:span text:style-name="T3">#include</text:span><text:span text:style-name="T4"> </text:span><text:span text:style-name="T10">&lt;string&gt;</text:span></text:p>
      <text:p text:style-name="P1"><text:span text:style-name="T3">#include</text:span><text:span text:style-name="T4"> </text:span><text:span text:style-name="T10">&lt;cassert&gt;</text:span><text:span text:style-name="T4"> </text:span><text:span text:style-name="T13">// for assert()</text:span></text:p>
      <text:p text:style-name="P1"><text:span text:style-name="T3">int</text:span><text:span text:style-name="T4"> </text:span><text:span text:style-name="T9">assert_</text:span><text:span text:style-name="T4">();</text:span></text:p>
      <text:p text:style-name="P1"><text:span text:style-name="T3">int</text:span><text:span text:style-name="T4"> </text:span><text:span text:style-name="T9">main</text:span><text:span text:style-name="T4">()</text:span></text:p>
      <text:p text:style-name="P1"><text:span text:style-name="T4">{</text:span></text:p>
      <text:p text:style-name="P1"/>
      <text:p text:style-name="P1"><text:span text:style-name="T4"><text:tab/>std::cout &lt;&lt; </text:span><text:span text:style-name="T10">"main \n "</text:span><text:span text:style-name="T4">;</text:span></text:p>
      <text:p text:style-name="P1"><text:span text:style-name="T4"><text:tab/>assert_();</text:span></text:p>
      <text:p text:style-name="P1"><text:span text:style-name="T4"><text:s text:c="4"/></text:span><text:span text:style-name="T3">return</text:span><text:span text:style-name="T4"> 0;</text:span></text:p>
      <text:p text:style-name="P1"><text:span text:style-name="T4">}</text:span></text:p>
      <text:p text:style-name="P1"/>
      <text:p text:style-name="P1"/>
      <text:p text:style-name="P1"/>
      <text:p text:style-name="P1"><text:span text:style-name="T3">int</text:span><text:span text:style-name="T4"> </text:span><text:span text:style-name="T9">assert_</text:span><text:span text:style-name="T4">()</text:span></text:p>
      <text:p text:style-name="P1"><text:span text:style-name="T4">{</text:span></text:p>
      <text:p text:style-name="P1"/>
      <text:p text:style-name="P1"><text:span text:style-name="T4"><text:tab/></text:span><text:span text:style-name="T3">int</text:span><text:span text:style-name="T4"> j {25};</text:span></text:p>
      <text:p text:style-name="P1"><text:span text:style-name="T4"><text:s text:c="18"/></text:span><text:span text:style-name="T13">// we're asserting that index is between 0 and 9</text:span></text:p>
      <text:p text:style-name="P1"><text:span text:style-name="T4"><text:s text:c="4"/>assert(j==24); </text:span><text:span text:style-name="T13">// this is line 6 in Test.cpp</text:span></text:p>
      <text:p text:style-name="P1"/>
      <text:p text:style-name="P1"><text:span text:style-name="T4"><text:s text:c="4"/>std::cout &lt;&lt; </text:span><text:span text:style-name="T10">"assert test "</text:span><text:span text:style-name="T4">;</text:span></text:p>
      <text:p text:style-name="P1"/>
      <text:p text:style-name="P1"><text:span text:style-name="T4"><text:s text:c="4"/></text:span><text:span text:style-name="T3">return</text:span><text:span text:style-name="T4"> 0;</text:span></text:p>
      <text:p text:style-name="P1"><text:span text:style-name="T4">}</text:span></text:p>
      <text:p text:style-name="Standard"><text:span text:style-name="Strong_20_Emphasis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5:16:42.821812837</meta:creation-date>
    <dc:date>2016-04-26T15:48:20.772723843</dc:date>
    <meta:editing-duration>PT27M41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22" meta:word-count="138" meta:character-count="870" meta:non-whitespace-character-count="716"/>
  </office:meta>
</office:document-meta>
</file>